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3.612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2.252cm"/>
    </style:style>
    <style:style style:name="co10" style:family="table-column">
      <style:table-column-properties fo:break-before="auto" style:column-width="1.503cm"/>
    </style:style>
    <style:style style:name="co6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445cm"/>
    </style:style>
    <style:style style:name="co12" style:family="table-column">
      <style:table-column-properties fo:break-before="auto" style:column-width="0.577cm"/>
    </style:style>
    <style:style style:name="co13" style:family="table-column">
      <style:table-column-properties fo:break-before="auto" style:column-width="5.644cm"/>
    </style:style>
    <style:style style:name="co14" style:family="table-column">
      <style:table-column-properties fo:break-before="auto" style:column-width="3.159cm"/>
    </style:style>
    <style:style style:name="co15" style:family="table-column">
      <style:table-column-properties fo:break-before="auto" style:column-width="12.377cm"/>
    </style:style>
    <style:style style:name="ro3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configuration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Default"/>
        <table:table-row table:style-name="ro3"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FONCTION</text:p>
          </table:table-cell>
          <table:table-cell office:value-type="string">
            <text:p>RANGE</text:p>
          </table:table-cell>
          <table:table-cell office:value-type="string">
            <text:p>COMMENT</text:p>
          </table:table-cell>
        </table:table-row>
        <table:table-row table:style-name="ro4">
          <table:table-cell office:value-type="string">
            <text:p>GLOBAL</text:p>
          </table:table-cell>
          <table:table-cell office:value-type="float" office:value="1">
            <text:p>1</text:p>
          </table:table-cell>
          <table:table-cell office:value-type="string">
            <text:p>In</text:p>
          </table:table-cell>
          <table:table-cell office:value-type="string">
            <text:p>omni-[1 :16]</text:p>
          </table:table-cell>
          <table:table-cell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Out</text:p>
          </table:table-cell>
          <table:table-cell office:value-type="string">
            <text:p>[1 :16]</text:p>
          </table:table-cell>
          <table:table-cell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string">
            <text:p>Program number</text:p>
          </table:table-cell>
          <table:table-cell office:value-type="string">
            <text:p>[0 :127]-none</text:p>
          </table:table-cell>
          <table:table-cell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Sequencer/Arpeggiator</text:p>
          </table:table-cell>
          <table:table-cell office:value-type="string">
            <text:p>Off-On</text:p>
          </table:table-cell>
          <table:table-cell/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Clock in</text:p>
          </table:table-cell>
          <table:table-cell office:value-type="string">
            <text:p>Off-On</text:p>
          </table:table-cell>
          <table:table-cell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Clock out</text:p>
          </table:table-cell>
          <table:table-cell office:value-type="string">
            <text:p>Off-On</text:p>
          </table:table-cell>
          <table:table-cell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Key echo</text:p>
          </table:table-cell>
          <table:table-cell office:value-type="string">
            <text:p>Off-On</text:p>
          </table:table-cell>
          <table:table-cell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Click</text:p>
          </table:table-cell>
          <table:table-cell office:value-type="string">
            <text:p>Off-On</text:p>
          </table:table-cell>
          <table:table-cell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string">
            <text:p>Use exclusive</text:p>
          </table:table-cell>
          <table:table-cell office:value-type="string">
            <text:p>Off-On</text:p>
          </table:table-cell>
          <table:table-cell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string">
            <text:p>Transposition</text:p>
          </table:table-cell>
          <table:table-cell table:number-columns-repeated="2"/>
        </table:table-row>
        <table:table-row table:style-name="ro5">
          <table:table-cell/>
          <table:table-cell office:value-type="float" office:value="11">
            <text:p>11</text:p>
          </table:table-cell>
          <table:table-cell office:value-type="string">
            <text:p>Dump all</text:p>
          </table:table-cell>
          <table:table-cell table:number-columns-repeated="2"/>
        </table:table-row>
        <table:table-row table:style-name="ro5">
          <table:table-cell/>
          <table:table-cell office:value-type="float" office:value="12">
            <text:p>12</text:p>
          </table:table-cell>
          <table:table-cell office:value-type="string">
            <text:p>Load all</text:p>
          </table:table-cell>
          <table:table-cell table:number-columns-repeated="2"/>
        </table:table-row>
        <table:table-row table:style-name="ro5">
          <table:table-cell/>
          <table:table-cell office:value-type="float" office:value="13">
            <text:p>13</text:p>
          </table:table-cell>
          <table:table-cell office:value-type="string">
            <text:p>Save all</text:p>
          </table:table-cell>
          <table:table-cell table:number-columns-repeated="2"/>
        </table:table-row>
        <table:table-row table:style-name="ro5">
          <table:table-cell/>
          <table:table-cell office:value-type="float" office:value="14">
            <text:p>14</text:p>
          </table:table-cell>
          <table:table-cell office:value-type="string">
            <text:p>Dump global</text:p>
          </table:table-cell>
          <table:table-cell table:number-columns-repeated="2"/>
        </table:table-row>
        <table:table-row table:style-name="ro5">
          <table:table-cell/>
          <table:table-cell office:value-type="float" office:value="15">
            <text:p>15</text:p>
          </table:table-cell>
          <table:table-cell office:value-type="string">
            <text:p>Load global</text:p>
          </table:table-cell>
          <table:table-cell table:number-columns-repeated="2"/>
        </table:table-row>
        <table:table-row table:style-name="ro5">
          <table:table-cell/>
          <table:table-cell office:value-type="float" office:value="16">
            <text:p>16</text:p>
          </table:table-cell>
          <table:table-cell office:value-type="string">
            <text:p>Save global</text:p>
          </table:table-cell>
          <table:table-cell table:number-columns-repeated="2"/>
        </table:table-row>
        <table:table-row table:style-name="ro3">
          <table:table-cell office:value-type="string">
            <text:p>SEQUENCE</text:p>
          </table:table-cell>
          <table:table-cell office:value-type="float" office:value="1">
            <text:p>1</text:p>
          </table:table-cell>
          <table:table-cell office:value-type="string">
            <text:p>Groove</text:p>
          </table:table-cell>
          <table:table-cell office:value-type="string">
            <text:p>[1:7]</text:p>
          </table:table-cell>
          <table:table-cell office:value-type="string">
            <text:p>4, 8, 8t, 8 swing, 16, 16t, 16swing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Gate mode</text:p>
          </table:table-cell>
          <table:table-cell office:value-type="string">
            <text:p>[1:3]</text:p>
          </table:table-cell>
          <table:table-cell office:value-type="string">
            <text:p>Short, regular, long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string">
            <text:p>Last step</text:p>
          </table:table-cell>
          <table:table-cell office:value-type="string">
            <text:p>[1-16]</text:p>
          </table:table-cell>
          <table:table-cell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Data mode</text:p>
          </table:table-cell>
          <table:table-cell office:value-type="string">
            <text:p>[1-3]</text:p>
          </table:table-cell>
          <table:table-cell office:value-type="string">
            <text:p>velocity, control change, fixed velocity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Control change number</text:p>
          </table:table-cell>
          <table:table-cell office:value-type="string">
            <text:p>[1 :127]</text:p>
          </table:table-cell>
          <table:table-cell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Fixed velocity value</text:p>
          </table:table-cell>
          <table:table-cell office:value-type="string">
            <text:p>[1 :127]</text:p>
          </table:table-cell>
          <table:table-cell/>
        </table:table-row>
        <table:table-row table:style-name="ro3"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3"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3"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string">
            <text:p>Init</text:p>
          </table:table-cell>
          <table:table-cell/>
          <table:table-cell office:value-type="string">
            <text:p>No notes, all velocities are 100 (0x64)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string">
            <text:p>Copy</text:p>
          </table:table-cell>
          <table:table-cell office:value-type="string">
            <text:p>[1:5]</text:p>
          </table:table-cell>
          <table:table-cell office:value-type="string">
            <text:p>Destination value is memorized for next call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string">
            <text:p>Swap</text:p>
          </table:table-cell>
          <table:table-cell office:value-type="string">
            <text:p>[1:5]</text:p>
          </table:table-cell>
          <table:table-cell office:value-type="string">
            <text:p>Destination value is memorized for next call</text:p>
          </table:table-cell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string">
            <text:p>Load from factory</text:p>
          </table:table-cell>
          <table:table-cell office:value-type="string">
            <text:p>[1:xx]</text:p>
          </table:table-cell>
          <table:table-cell office:value-type="string">
            <text:p>xx depends on how many sequences are in ROM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Dump sequence</text:p>
          </table:table-cell>
          <table:table-cell office:value-type="string">
            <text:p>[1:5]</text:p>
          </table:table-cell>
          <table:table-cell office:value-type="string">
            <text:p>default value of selector is current sequence number</text:p>
          </table:table-cell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string">
            <text:p>Load sequence</text:p>
          </table:table-cell>
          <table:table-cell office:value-type="string">
            <text:p>[1:5]</text:p>
          </table:table-cell>
          <table:table-cell office:value-type="string">
            <text:p>default value of selector is current sequence number</text:p>
          </table:table-cell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string">
            <text:p>Save sequence</text:p>
          </table:table-cell>
          <table:table-cell office:value-type="string">
            <text:p>[1:5]</text:p>
          </table:table-cell>
          <table:table-cell office:value-type="string">
            <text:p>default value of selector is current sequence number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Return to factory</text:p>
          </table:table-cell>
          <table:table-cell/>
          <table:table-cell office:value-type="string">
            <text:p>Démarrer avec seq4 et seq5 appuyés</text:p>
          </table:table-cell>
        </table:table-row>
        <table:table-row table:style-name="ro3">
          <table:table-cell table:number-columns-repeated="2"/>
          <table:table-cell office:value-type="string">
            <text:p>Set of sequences ROM1</text:p>
          </table:table-cell>
          <table:table-cell/>
          <table:table-cell office:value-type="string">
            <text:p>Démarrer avec seq1 et seq5 appuyés</text:p>
          </table:table-cell>
        </table:table-row>
        <table:table-row table:style-name="ro3">
          <table:table-cell table:number-columns-repeated="2"/>
          <table:table-cell office:value-type="string">
            <text:p>Set of sequences ROM2</text:p>
          </table:table-cell>
          <table:table-cell/>
          <table:table-cell office:value-type="string">
            <text:p>Démarrer avec seq2 et seq5 appuyés</text:p>
          </table:table-cell>
        </table:table-row>
        <table:table-row table:style-name="ro3">
          <table:table-cell table:number-columns-repeated="2"/>
          <table:table-cell office:value-type="string">
            <text:p>Set of arpeggios ROM3</text:p>
          </table:table-cell>
          <table:table-cell/>
          <table:table-cell office:value-type="string">
            <text:p>Démarrer avec seq3 et seq5 appuyés</text:p>
          </table:table-cell>
        </table:table-row>
        <table:table-row table:style-name="ro3">
          <table:table-cell table:number-columns-repeated="2"/>
          <table:table-cell office:value-type="string">
            <text:p>Maintenance mode</text:p>
          </table:table-cell>
          <table:table-cell/>
          <table:table-cell office:value-type="string">
            <text:p>Démarrer avec GLOB. Et SEQ. Appuyés</text:p>
          </table:table-cell>
        </table:table-row>
        <table:table-row table:style-name="ro3" table:number-rows-repeated="104853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teko" table:style-name="ta1" table:print="false"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 office:value-type="string">
            <text:p>Object</text:p>
          </table:table-cell>
          <table:table-cell office:value-type="string">
            <text:p>x inches</text:p>
          </table:table-cell>
          <table:table-cell office:value-type="string">
            <text:p>y inches</text:p>
          </table:table-cell>
          <table:table-cell office:value-type="string">
            <text:p>x mm,y mm</text:p>
          </table:table-cell>
          <table:table-cell/>
        </table:table-row>
        <table:table-row table:style-name="ro1">
          <table:table-cell office:value-type="string">
            <text:p>boardFixHole1</text:p>
          </table:table-cell>
          <table:table-cell office:value-type="float" office:value="-3.05">
            <text:p>-3,05</text:p>
          </table:table-cell>
          <table:table-cell office:value-type="float" office:value="0.8">
            <text:p>0,8</text:p>
          </table:table-cell>
          <table:table-cell office:value-type="float" office:value="-77.47">
            <text:p>-77,47</text:p>
          </table:table-cell>
          <table:table-cell office:value-type="float" office:value="20.32">
            <text:p>20,32</text:p>
          </table:table-cell>
        </table:table-row>
        <table:table-row table:style-name="ro1">
          <table:table-cell office:value-type="string">
            <text:p>boardFixHole2</text:p>
          </table:table-cell>
          <table:table-cell office:value-type="float" office:value="-3.05">
            <text:p>-3,05</text:p>
          </table:table-cell>
          <table:table-cell office:value-type="float" office:value="-1.1">
            <text:p>-1,1</text:p>
          </table:table-cell>
          <table:table-cell office:value-type="float" office:value="-77.47">
            <text:p>-77,47</text:p>
          </table:table-cell>
          <table:table-cell office:value-type="float" office:value="-27.94">
            <text:p>-27,94</text:p>
          </table:table-cell>
        </table:table-row>
        <table:table-row table:style-name="ro1">
          <table:table-cell office:value-type="string">
            <text:p>boardFixHole3</text:p>
          </table:table-cell>
          <table:table-cell office:value-type="float" office:value="3.15">
            <text:p>3,15</text:p>
          </table:table-cell>
          <table:table-cell office:value-type="float" office:value="1">
            <text:p>1</text:p>
          </table:table-cell>
          <table:table-cell office:value-type="float" office:value="80.01">
            <text:p>80,01</text:p>
          </table:table-cell>
          <table:table-cell office:value-type="float" office:value="25.4">
            <text:p>25,4</text:p>
          </table:table-cell>
        </table:table-row>
        <table:table-row table:style-name="ro1">
          <table:table-cell office:value-type="string">
            <text:p>boardFixHole4</text:p>
          </table:table-cell>
          <table:table-cell office:value-type="float" office:value="3.15">
            <text:p>3,15</text:p>
          </table:table-cell>
          <table:table-cell office:value-type="float" office:value="-1.2">
            <text:p>-1,2</text:p>
          </table:table-cell>
          <table:table-cell office:value-type="float" office:value="80.01">
            <text:p>80,01</text:p>
          </table:table-cell>
          <table:table-cell office:value-type="float" office:value="-30.48">
            <text:p>-30,48</text:p>
          </table:table-cell>
        </table:table-row>
        <table:table-row table:style-name="ro1">
          <table:table-cell office:value-type="string">
            <text:p>boxFixHole1</text:p>
          </table:table-cell>
          <table:table-cell office:value-type="float" office:value="-3.9375">
            <text:p>-3,9375</text:p>
          </table:table-cell>
          <table:table-cell office:value-type="float" office:value="2.265">
            <text:p>2,265</text:p>
          </table:table-cell>
          <table:table-cell office:value-type="float" office:value="-100.0125">
            <text:p>-100,0125</text:p>
          </table:table-cell>
          <table:table-cell office:value-type="float" office:value="57.531">
            <text:p>57,531</text:p>
          </table:table-cell>
        </table:table-row>
        <table:table-row table:style-name="ro1">
          <table:table-cell office:value-type="string">
            <text:p>boxFixHole2</text:p>
          </table:table-cell>
          <table:table-cell office:value-type="float" office:value="-3.9375">
            <text:p>-3,9375</text:p>
          </table:table-cell>
          <table:table-cell office:value-type="float" office:value="-2.265">
            <text:p>-2,265</text:p>
          </table:table-cell>
          <table:table-cell office:value-type="float" office:value="-100.0125">
            <text:p>-100,0125</text:p>
          </table:table-cell>
          <table:table-cell office:value-type="float" office:value="-57.531">
            <text:p>-57,531</text:p>
          </table:table-cell>
        </table:table-row>
        <table:table-row table:style-name="ro1">
          <table:table-cell office:value-type="string">
            <text:p>boxFixHole3</text:p>
          </table:table-cell>
          <table:table-cell office:value-type="float" office:value="3.9375">
            <text:p>3,9375</text:p>
          </table:table-cell>
          <table:table-cell office:value-type="float" office:value="2.265">
            <text:p>2,265</text:p>
          </table:table-cell>
          <table:table-cell office:value-type="float" office:value="100.0125">
            <text:p>100,0125</text:p>
          </table:table-cell>
          <table:table-cell office:value-type="float" office:value="57.531">
            <text:p>57,531</text:p>
          </table:table-cell>
        </table:table-row>
        <table:table-row table:style-name="ro1">
          <table:table-cell office:value-type="string">
            <text:p>boxFixHole4</text:p>
          </table:table-cell>
          <table:table-cell office:value-type="float" office:value="3.9375">
            <text:p>3,9375</text:p>
          </table:table-cell>
          <table:table-cell office:value-type="float" office:value="-2.265">
            <text:p>-2,265</text:p>
          </table:table-cell>
          <table:table-cell office:value-type="float" office:value="100.0125">
            <text:p>100,0125</text:p>
          </table:table-cell>
          <table:table-cell office:value-type="float" office:value="-57.531">
            <text:p>-57,531</text:p>
          </table:table-cell>
        </table:table-row>
        <table:table-row table:style-name="ro1">
          <table:table-cell office:value-type="string">
            <text:p>button1</text:p>
          </table:table-cell>
          <table:table-cell office:value-type="float" office:value="0.175">
            <text:p>0,175</text:p>
          </table:table-cell>
          <table:table-cell office:value-type="float" office:value="-1.775">
            <text:p>-1,775</text:p>
          </table:table-cell>
          <table:table-cell office:value-type="float" office:value="4.445">
            <text:p>4,445</text:p>
          </table:table-cell>
          <table:table-cell office:value-type="float" office:value="-45.085">
            <text:p>-45,085</text:p>
          </table:table-cell>
        </table:table-row>
        <table:table-row table:style-name="ro1">
          <table:table-cell office:value-type="string">
            <text:p>button2</text:p>
          </table:table-cell>
          <table:table-cell office:value-type="float" office:value="0.875">
            <text:p>0,875</text:p>
          </table:table-cell>
          <table:table-cell office:value-type="float" office:value="-1.775">
            <text:p>-1,775</text:p>
          </table:table-cell>
          <table:table-cell office:value-type="float" office:value="22.225">
            <text:p>22,225</text:p>
          </table:table-cell>
          <table:table-cell office:value-type="float" office:value="-45.085">
            <text:p>-45,085</text:p>
          </table:table-cell>
        </table:table-row>
        <table:table-row table:style-name="ro1">
          <table:table-cell office:value-type="string">
            <text:p>button3</text:p>
          </table:table-cell>
          <table:table-cell office:value-type="float" office:value="1.575">
            <text:p>1,575</text:p>
          </table:table-cell>
          <table:table-cell office:value-type="float" office:value="-1.775">
            <text:p>-1,775</text:p>
          </table:table-cell>
          <table:table-cell office:value-type="float" office:value="40.005">
            <text:p>40,005</text:p>
          </table:table-cell>
          <table:table-cell office:value-type="float" office:value="-45.085">
            <text:p>-45,085</text:p>
          </table:table-cell>
        </table:table-row>
        <table:table-row table:style-name="ro1">
          <table:table-cell office:value-type="string">
            <text:p>button4</text:p>
          </table:table-cell>
          <table:table-cell office:value-type="float" office:value="2.275">
            <text:p>2,275</text:p>
          </table:table-cell>
          <table:table-cell office:value-type="float" office:value="-1.775">
            <text:p>-1,775</text:p>
          </table:table-cell>
          <table:table-cell office:value-type="float" office:value="57.785">
            <text:p>57,785</text:p>
          </table:table-cell>
          <table:table-cell office:value-type="float" office:value="-45.085">
            <text:p>-45,085</text:p>
          </table:table-cell>
        </table:table-row>
        <table:table-row table:style-name="ro1">
          <table:table-cell office:value-type="string">
            <text:p>button5</text:p>
          </table:table-cell>
          <table:table-cell office:value-type="float" office:value="2.975">
            <text:p>2,975</text:p>
          </table:table-cell>
          <table:table-cell office:value-type="float" office:value="-1.775">
            <text:p>-1,775</text:p>
          </table:table-cell>
          <table:table-cell office:value-type="float" office:value="75.565">
            <text:p>75,565</text:p>
          </table:table-cell>
          <table:table-cell office:value-type="float" office:value="-45.085">
            <text:p>-45,085</text:p>
          </table:table-cell>
        </table:table-row>
        <table:table-row table:style-name="ro3">
          <table:table-cell office:value-type="string">
            <text:p>buttonGLOB</text:p>
          </table:table-cell>
          <table:table-cell office:value-type="float" office:value="2.975">
            <text:p>2,975</text:p>
          </table:table-cell>
          <table:table-cell office:value-type="float" office:value="0.425">
            <text:p>0,425</text:p>
          </table:table-cell>
          <table:table-cell office:value-type="float" office:value="75.565">
            <text:p>75,565</text:p>
          </table:table-cell>
          <table:table-cell office:value-type="float" office:value="10.795">
            <text:p>10,795</text:p>
          </table:table-cell>
        </table:table-row>
        <table:table-row table:style-name="ro1">
          <table:table-cell office:value-type="string">
            <text:p>buttonLed1</text:p>
          </table:table-cell>
          <table:table-cell office:value-type="float" office:value="0.175">
            <text:p>0,175</text:p>
          </table:table-cell>
          <table:table-cell office:value-type="float" office:value="-2.325">
            <text:p>-2,325</text:p>
          </table:table-cell>
          <table:table-cell office:value-type="float" office:value="4.445">
            <text:p>4,445</text:p>
          </table:table-cell>
          <table:table-cell office:value-type="float" office:value="-59.055">
            <text:p>-59,055</text:p>
          </table:table-cell>
        </table:table-row>
        <table:table-row table:style-name="ro1">
          <table:table-cell office:value-type="string">
            <text:p>buttonLed2</text:p>
          </table:table-cell>
          <table:table-cell office:value-type="float" office:value="0.875">
            <text:p>0,875</text:p>
          </table:table-cell>
          <table:table-cell office:value-type="float" office:value="-2.325">
            <text:p>-2,325</text:p>
          </table:table-cell>
          <table:table-cell office:value-type="float" office:value="22.225">
            <text:p>22,225</text:p>
          </table:table-cell>
          <table:table-cell office:value-type="float" office:value="-59.055">
            <text:p>-59,055</text:p>
          </table:table-cell>
        </table:table-row>
        <table:table-row table:style-name="ro1">
          <table:table-cell office:value-type="string">
            <text:p>buttonLed3</text:p>
          </table:table-cell>
          <table:table-cell office:value-type="float" office:value="1.575">
            <text:p>1,575</text:p>
          </table:table-cell>
          <table:table-cell office:value-type="float" office:value="-2.325">
            <text:p>-2,325</text:p>
          </table:table-cell>
          <table:table-cell office:value-type="float" office:value="40.005">
            <text:p>40,005</text:p>
          </table:table-cell>
          <table:table-cell office:value-type="float" office:value="-59.055">
            <text:p>-59,055</text:p>
          </table:table-cell>
        </table:table-row>
        <table:table-row table:style-name="ro1">
          <table:table-cell office:value-type="string">
            <text:p>buttonLed4</text:p>
          </table:table-cell>
          <table:table-cell office:value-type="float" office:value="2.275">
            <text:p>2,275</text:p>
          </table:table-cell>
          <table:table-cell office:value-type="float" office:value="-2.325">
            <text:p>-2,325</text:p>
          </table:table-cell>
          <table:table-cell office:value-type="float" office:value="57.785">
            <text:p>57,785</text:p>
          </table:table-cell>
          <table:table-cell office:value-type="float" office:value="-59.055">
            <text:p>-59,055</text:p>
          </table:table-cell>
        </table:table-row>
        <table:table-row table:style-name="ro1">
          <table:table-cell office:value-type="string">
            <text:p>buttonLed5</text:p>
          </table:table-cell>
          <table:table-cell office:value-type="float" office:value="2.975">
            <text:p>2,975</text:p>
          </table:table-cell>
          <table:table-cell office:value-type="float" office:value="-2.325">
            <text:p>-2,325</text:p>
          </table:table-cell>
          <table:table-cell office:value-type="float" office:value="75.565">
            <text:p>75,565</text:p>
          </table:table-cell>
          <table:table-cell office:value-type="float" office:value="-59.055">
            <text:p>-59,055</text:p>
          </table:table-cell>
        </table:table-row>
        <table:table-row table:style-name="ro3">
          <table:table-cell office:value-type="string">
            <text:p>buttonLedGLOB</text:p>
          </table:table-cell>
          <table:table-cell office:value-type="float" office:value="3.235">
            <text:p>3,235</text:p>
          </table:table-cell>
          <table:table-cell office:value-type="float" office:value="0.325">
            <text:p>0,325</text:p>
          </table:table-cell>
          <table:table-cell office:value-type="float" office:value="82.169">
            <text:p>82,169</text:p>
          </table:table-cell>
          <table:table-cell office:value-type="float" office:value="8.255">
            <text:p>8,255</text:p>
          </table:table-cell>
        </table:table-row>
        <table:table-row table:style-name="ro3">
          <table:table-cell office:value-type="string">
            <text:p>buttonLedNEXT</text:p>
          </table:table-cell>
          <table:table-cell office:value-type="float" office:value="2.975">
            <text:p>2,975</text:p>
          </table:table-cell>
          <table:table-cell office:value-type="float" office:value="2.155">
            <text:p>2,155</text:p>
          </table:table-cell>
          <table:table-cell office:value-type="float" office:value="75.565">
            <text:p>75,565</text:p>
          </table:table-cell>
          <table:table-cell office:value-type="float" office:value="54.737">
            <text:p>54,737</text:p>
          </table:table-cell>
        </table:table-row>
        <table:table-row table:style-name="ro3">
          <table:table-cell office:value-type="string">
            <text:p>buttonLedPLAY</text:p>
          </table:table-cell>
          <table:table-cell office:value-type="float" office:value="-2.975">
            <text:p>-2,975</text:p>
          </table:table-cell>
          <table:table-cell office:value-type="float" office:value="-2.325">
            <text:p>-2,325</text:p>
          </table:table-cell>
          <table:table-cell office:value-type="float" office:value="-75.565">
            <text:p>-75,565</text:p>
          </table:table-cell>
          <table:table-cell office:value-type="float" office:value="-59.055">
            <text:p>-59,055</text:p>
          </table:table-cell>
        </table:table-row>
        <table:table-row table:style-name="ro3">
          <table:table-cell office:value-type="string">
            <text:p>buttonLedPREV</text:p>
          </table:table-cell>
          <table:table-cell office:value-type="float" office:value="-1.575">
            <text:p>-1,575</text:p>
          </table:table-cell>
          <table:table-cell office:value-type="float" office:value="-2.325">
            <text:p>-2,325</text:p>
          </table:table-cell>
          <table:table-cell office:value-type="float" office:value="-40.005">
            <text:p>-40,005</text:p>
          </table:table-cell>
          <table:table-cell office:value-type="float" office:value="-59.055">
            <text:p>-59,055</text:p>
          </table:table-cell>
        </table:table-row>
        <table:table-row table:style-name="ro3">
          <table:table-cell office:value-type="string">
            <text:p>buttonLedREC.</text:p>
          </table:table-cell>
          <table:table-cell office:value-type="float" office:value="-0.875">
            <text:p>-0,875</text:p>
          </table:table-cell>
          <table:table-cell office:value-type="float" office:value="-2.325">
            <text:p>-2,325</text:p>
          </table:table-cell>
          <table:table-cell office:value-type="float" office:value="-22.225">
            <text:p>-22,225</text:p>
          </table:table-cell>
          <table:table-cell office:value-type="float" office:value="-59.055">
            <text:p>-59,055</text:p>
          </table:table-cell>
        </table:table-row>
        <table:table-row table:style-name="ro3">
          <table:table-cell office:value-type="string">
            <text:p>buttonLedREST</text:p>
          </table:table-cell>
          <table:table-cell office:value-type="float" office:value="-2.975">
            <text:p>-2,975</text:p>
          </table:table-cell>
          <table:table-cell office:value-type="float" office:value="2.155">
            <text:p>2,155</text:p>
          </table:table-cell>
          <table:table-cell office:value-type="float" office:value="-75.565">
            <text:p>-75,565</text:p>
          </table:table-cell>
          <table:table-cell office:value-type="float" office:value="54.737">
            <text:p>54,737</text:p>
          </table:table-cell>
        </table:table-row>
        <table:table-row table:style-name="ro3">
          <table:table-cell office:value-type="string">
            <text:p>buttonLedSEQ.</text:p>
          </table:table-cell>
          <table:table-cell office:value-type="float" office:value="3.235">
            <text:p>3,235</text:p>
          </table:table-cell>
          <table:table-cell office:value-type="float" office:value="-0.775">
            <text:p>-0,775</text:p>
          </table:table-cell>
          <table:table-cell office:value-type="float" office:value="82.169">
            <text:p>82,169</text:p>
          </table:table-cell>
          <table:table-cell office:value-type="float" office:value="-19.685">
            <text:p>-19,685</text:p>
          </table:table-cell>
        </table:table-row>
        <table:table-row table:style-name="ro3">
          <table:table-cell office:value-type="string">
            <text:p>buttonLedSTOP</text:p>
          </table:table-cell>
          <table:table-cell office:value-type="float" office:value="-2.275">
            <text:p>-2,275</text:p>
          </table:table-cell>
          <table:table-cell office:value-type="float" office:value="-2.325">
            <text:p>-2,325</text:p>
          </table:table-cell>
          <table:table-cell office:value-type="float" office:value="-57.785">
            <text:p>-57,785</text:p>
          </table:table-cell>
          <table:table-cell office:value-type="float" office:value="-59.055">
            <text:p>-59,055</text:p>
          </table:table-cell>
        </table:table-row>
        <table:table-row table:style-name="ro3">
          <table:table-cell office:value-type="string">
            <text:p>buttonLedSWITCH</text:p>
          </table:table-cell>
          <table:table-cell office:value-type="float" office:value="-1.575">
            <text:p>-1,575</text:p>
          </table:table-cell>
          <table:table-cell office:value-type="float" office:value="2.155">
            <text:p>2,155</text:p>
          </table:table-cell>
          <table:table-cell office:value-type="float" office:value="-40.005">
            <text:p>-40,005</text:p>
          </table:table-cell>
          <table:table-cell office:value-type="float" office:value="54.737">
            <text:p>54,737</text:p>
          </table:table-cell>
        </table:table-row>
        <table:table-row table:style-name="ro3">
          <table:table-cell office:value-type="string">
            <text:p>buttonLedTIE</text:p>
          </table:table-cell>
          <table:table-cell office:value-type="float" office:value="-2.275">
            <text:p>-2,275</text:p>
          </table:table-cell>
          <table:table-cell office:value-type="float" office:value="2.155">
            <text:p>2,155</text:p>
          </table:table-cell>
          <table:table-cell office:value-type="float" office:value="-57.785">
            <text:p>-57,785</text:p>
          </table:table-cell>
          <table:table-cell office:value-type="float" office:value="54.737">
            <text:p>54,737</text:p>
          </table:table-cell>
        </table:table-row>
        <table:table-row table:style-name="ro3">
          <table:table-cell office:value-type="string">
            <text:p>buttonNEXT</text:p>
          </table:table-cell>
          <table:table-cell office:value-type="float" office:value="2.975">
            <text:p>2,975</text:p>
          </table:table-cell>
          <table:table-cell office:value-type="float" office:value="1.525">
            <text:p>1,525</text:p>
          </table:table-cell>
          <table:table-cell office:value-type="float" office:value="75.565">
            <text:p>75,565</text:p>
          </table:table-cell>
          <table:table-cell office:value-type="float" office:value="38.735">
            <text:p>38,735</text:p>
          </table:table-cell>
        </table:table-row>
        <table:table-row table:style-name="ro3">
          <table:table-cell office:value-type="string">
            <text:p>buttonPLAY</text:p>
          </table:table-cell>
          <table:table-cell office:value-type="float" office:value="-2.975">
            <text:p>-2,975</text:p>
          </table:table-cell>
          <table:table-cell office:value-type="float" office:value="-1.775">
            <text:p>-1,775</text:p>
          </table:table-cell>
          <table:table-cell office:value-type="float" office:value="-75.565">
            <text:p>-75,565</text:p>
          </table:table-cell>
          <table:table-cell office:value-type="float" office:value="-45.085">
            <text:p>-45,085</text:p>
          </table:table-cell>
        </table:table-row>
        <table:table-row table:style-name="ro3">
          <table:table-cell office:value-type="string">
            <text:p>buttonPREV</text:p>
          </table:table-cell>
          <table:table-cell office:value-type="float" office:value="-1.575">
            <text:p>-1,575</text:p>
          </table:table-cell>
          <table:table-cell office:value-type="float" office:value="-1.775">
            <text:p>-1,775</text:p>
          </table:table-cell>
          <table:table-cell office:value-type="float" office:value="-40.005">
            <text:p>-40,005</text:p>
          </table:table-cell>
          <table:table-cell office:value-type="float" office:value="-45.085">
            <text:p>-45,085</text:p>
          </table:table-cell>
        </table:table-row>
        <table:table-row table:style-name="ro3">
          <table:table-cell office:value-type="string">
            <text:p>buttonREC.</text:p>
          </table:table-cell>
          <table:table-cell office:value-type="float" office:value="-0.875">
            <text:p>-0,875</text:p>
          </table:table-cell>
          <table:table-cell office:value-type="float" office:value="-1.775">
            <text:p>-1,775</text:p>
          </table:table-cell>
          <table:table-cell office:value-type="float" office:value="-22.225">
            <text:p>-22,225</text:p>
          </table:table-cell>
          <table:table-cell office:value-type="float" office:value="-45.085">
            <text:p>-45,085</text:p>
          </table:table-cell>
        </table:table-row>
        <table:table-row table:style-name="ro3">
          <table:table-cell office:value-type="string">
            <text:p>buttonREST</text:p>
          </table:table-cell>
          <table:table-cell office:value-type="float" office:value="-2.975">
            <text:p>-2,975</text:p>
          </table:table-cell>
          <table:table-cell office:value-type="float" office:value="1.525">
            <text:p>1,525</text:p>
          </table:table-cell>
          <table:table-cell office:value-type="float" office:value="-75.565">
            <text:p>-75,565</text:p>
          </table:table-cell>
          <table:table-cell office:value-type="float" office:value="38.735">
            <text:p>38,735</text:p>
          </table:table-cell>
        </table:table-row>
        <table:table-row table:style-name="ro3">
          <table:table-cell office:value-type="string">
            <text:p>buttonSEQ.</text:p>
          </table:table-cell>
          <table:table-cell office:value-type="float" office:value="2.975">
            <text:p>2,975</text:p>
          </table:table-cell>
          <table:table-cell office:value-type="float" office:value="-0.675">
            <text:p>-0,675</text:p>
          </table:table-cell>
          <table:table-cell office:value-type="float" office:value="75.565">
            <text:p>75,565</text:p>
          </table:table-cell>
          <table:table-cell office:value-type="float" office:value="-17.145">
            <text:p>-17,145</text:p>
          </table:table-cell>
        </table:table-row>
        <table:table-row table:style-name="ro3">
          <table:table-cell office:value-type="string">
            <text:p>buttonSTOP</text:p>
          </table:table-cell>
          <table:table-cell office:value-type="float" office:value="-2.275">
            <text:p>-2,275</text:p>
          </table:table-cell>
          <table:table-cell office:value-type="float" office:value="-1.775">
            <text:p>-1,775</text:p>
          </table:table-cell>
          <table:table-cell office:value-type="float" office:value="-57.785">
            <text:p>-57,785</text:p>
          </table:table-cell>
          <table:table-cell office:value-type="float" office:value="-45.085">
            <text:p>-45,085</text:p>
          </table:table-cell>
        </table:table-row>
        <table:table-row table:style-name="ro3">
          <table:table-cell office:value-type="string">
            <text:p>buttonSWITCH</text:p>
          </table:table-cell>
          <table:table-cell office:value-type="float" office:value="-1.575">
            <text:p>-1,575</text:p>
          </table:table-cell>
          <table:table-cell office:value-type="float" office:value="1.525">
            <text:p>1,525</text:p>
          </table:table-cell>
          <table:table-cell office:value-type="float" office:value="-40.005">
            <text:p>-40,005</text:p>
          </table:table-cell>
          <table:table-cell office:value-type="float" office:value="38.735">
            <text:p>38,735</text:p>
          </table:table-cell>
        </table:table-row>
        <table:table-row table:style-name="ro3">
          <table:table-cell office:value-type="string">
            <text:p>buttonTIE</text:p>
          </table:table-cell>
          <table:table-cell office:value-type="float" office:value="-2.275">
            <text:p>-2,275</text:p>
          </table:table-cell>
          <table:table-cell office:value-type="float" office:value="1.525">
            <text:p>1,525</text:p>
          </table:table-cell>
          <table:table-cell office:value-type="float" office:value="-57.785">
            <text:p>-57,785</text:p>
          </table:table-cell>
          <table:table-cell office:value-type="float" office:value="38.735">
            <text:p>38,735</text:p>
          </table:table-cell>
        </table:table-row>
        <table:table-row table:style-name="ro1">
          <table:table-cell office:value-type="string">
            <text:p>display4x7segments</text:p>
          </table:table-cell>
          <table:table-cell office:value-type="float" office:value="0.2">
            <text:p>0,2</text:p>
          </table:table-cell>
          <table:table-cell office:value-type="float" office:value="1.52">
            <text:p>1,52</text:p>
          </table:table-cell>
          <table:table-cell office:value-type="float" office:value="5.08">
            <text:p>5,08</text:p>
          </table:table-cell>
          <table:table-cell office:value-type="float" office:value="38.608">
            <text:p>38,608</text:p>
          </table:table-cell>
        </table:table-row>
        <table:table-row table:style-name="ro1">
          <table:table-cell office:value-type="string">
            <text:p>encoder</text:p>
          </table:table-cell>
          <table:table-cell office:value-type="float" office:value="1.85">
            <text:p>1,85</text:p>
          </table:table-cell>
          <table:table-cell office:value-type="float" office:value="1.5">
            <text:p>1,5</text:p>
          </table:table-cell>
          <table:table-cell office:value-type="float" office:value="46.99">
            <text:p>46,99</text:p>
          </table:table-cell>
          <table:table-cell office:value-type="float" office:value="38.1">
            <text:p>38,1</text:p>
          </table:table-cell>
        </table:table-row>
        <table:table-row table:style-name="ro3">
          <table:table-cell office:value-type="string">
            <text:p>encoderText</text:p>
          </table:table-cell>
          <table:table-cell office:value-type="float" office:value="1.85">
            <text:p>1,85</text:p>
          </table:table-cell>
          <table:table-cell office:value-type="float" office:value="2.155">
            <text:p>2,155</text:p>
          </table:table-cell>
          <table:table-cell office:value-type="float" office:value="46.99">
            <text:p>46,99</text:p>
          </table:table-cell>
          <table:table-cell office:value-type="float" office:value="54.737">
            <text:p>54,737</text:p>
          </table:table-cell>
        </table:table-row>
        <table:table-row table:style-name="ro1">
          <table:table-cell office:value-type="string">
            <text:p>globalText1</text:p>
          </table:table-cell>
          <table:table-cell office:value-type="float" office:value="-2.914">
            <text:p>-2,914</text:p>
          </table:table-cell>
          <table:table-cell office:value-type="float" office:value="0.097">
            <text:p>0,097</text:p>
          </table:table-cell>
          <table:table-cell office:value-type="float" office:value="-74.0156">
            <text:p>-74,0156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globalText10</text:p>
          </table:table-cell>
          <table:table-cell office:value-type="float" office:value="0.236">
            <text:p>0,236</text:p>
          </table:table-cell>
          <table:table-cell office:value-type="float" office:value="0.097">
            <text:p>0,097</text:p>
          </table:table-cell>
          <table:table-cell office:value-type="float" office:value="5.9944">
            <text:p>5,9944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globalText11</text:p>
          </table:table-cell>
          <table:table-cell office:value-type="float" office:value="0.586">
            <text:p>0,586</text:p>
          </table:table-cell>
          <table:table-cell office:value-type="float" office:value="0.097">
            <text:p>0,097</text:p>
          </table:table-cell>
          <table:table-cell office:value-type="float" office:value="14.8844">
            <text:p>14,8844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globalText12</text:p>
          </table:table-cell>
          <table:table-cell office:value-type="float" office:value="0.936">
            <text:p>0,936</text:p>
          </table:table-cell>
          <table:table-cell office:value-type="float" office:value="0.097">
            <text:p>0,097</text:p>
          </table:table-cell>
          <table:table-cell office:value-type="float" office:value="23.7744">
            <text:p>23,7744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globalText13</text:p>
          </table:table-cell>
          <table:table-cell office:value-type="float" office:value="1.286">
            <text:p>1,286</text:p>
          </table:table-cell>
          <table:table-cell office:value-type="float" office:value="0.097">
            <text:p>0,097</text:p>
          </table:table-cell>
          <table:table-cell office:value-type="float" office:value="32.6644">
            <text:p>32,6644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globalText14</text:p>
          </table:table-cell>
          <table:table-cell office:value-type="float" office:value="1.636">
            <text:p>1,636</text:p>
          </table:table-cell>
          <table:table-cell office:value-type="float" office:value="0.097">
            <text:p>0,097</text:p>
          </table:table-cell>
          <table:table-cell office:value-type="float" office:value="41.5544">
            <text:p>41,5544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globalText15</text:p>
          </table:table-cell>
          <table:table-cell office:value-type="float" office:value="1.986">
            <text:p>1,986</text:p>
          </table:table-cell>
          <table:table-cell office:value-type="float" office:value="0.097">
            <text:p>0,097</text:p>
          </table:table-cell>
          <table:table-cell office:value-type="float" office:value="50.4444">
            <text:p>50,4444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globalText16</text:p>
          </table:table-cell>
          <table:table-cell office:value-type="float" office:value="2.336">
            <text:p>2,336</text:p>
          </table:table-cell>
          <table:table-cell office:value-type="float" office:value="0.097">
            <text:p>0,097</text:p>
          </table:table-cell>
          <table:table-cell office:value-type="float" office:value="59.3344">
            <text:p>59,3344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globalText2</text:p>
          </table:table-cell>
          <table:table-cell office:value-type="float" office:value="-2.564">
            <text:p>-2,564</text:p>
          </table:table-cell>
          <table:table-cell office:value-type="float" office:value="0.097">
            <text:p>0,097</text:p>
          </table:table-cell>
          <table:table-cell office:value-type="float" office:value="-65.1256">
            <text:p>-65,1256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globalText3</text:p>
          </table:table-cell>
          <table:table-cell office:value-type="float" office:value="-2.214">
            <text:p>-2,214</text:p>
          </table:table-cell>
          <table:table-cell office:value-type="float" office:value="0.097">
            <text:p>0,097</text:p>
          </table:table-cell>
          <table:table-cell office:value-type="float" office:value="-56.2356">
            <text:p>-56,2356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globalText4</text:p>
          </table:table-cell>
          <table:table-cell office:value-type="float" office:value="-1.864">
            <text:p>-1,864</text:p>
          </table:table-cell>
          <table:table-cell office:value-type="float" office:value="0.097">
            <text:p>0,097</text:p>
          </table:table-cell>
          <table:table-cell office:value-type="float" office:value="-47.3456">
            <text:p>-47,3456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globalText5</text:p>
          </table:table-cell>
          <table:table-cell office:value-type="float" office:value="-1.514">
            <text:p>-1,514</text:p>
          </table:table-cell>
          <table:table-cell office:value-type="float" office:value="0.097">
            <text:p>0,097</text:p>
          </table:table-cell>
          <table:table-cell office:value-type="float" office:value="-38.4556">
            <text:p>-38,4556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globalText6</text:p>
          </table:table-cell>
          <table:table-cell office:value-type="float" office:value="-1.164">
            <text:p>-1,164</text:p>
          </table:table-cell>
          <table:table-cell office:value-type="float" office:value="0.097">
            <text:p>0,097</text:p>
          </table:table-cell>
          <table:table-cell office:value-type="float" office:value="-29.5656">
            <text:p>-29,5656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globalText7</text:p>
          </table:table-cell>
          <table:table-cell office:value-type="float" office:value="-0.814">
            <text:p>-0,814</text:p>
          </table:table-cell>
          <table:table-cell office:value-type="float" office:value="0.097">
            <text:p>0,097</text:p>
          </table:table-cell>
          <table:table-cell office:value-type="float" office:value="-20.6756">
            <text:p>-20,6756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globalText8</text:p>
          </table:table-cell>
          <table:table-cell office:value-type="float" office:value="-0.464">
            <text:p>-0,464</text:p>
          </table:table-cell>
          <table:table-cell office:value-type="float" office:value="0.097">
            <text:p>0,097</text:p>
          </table:table-cell>
          <table:table-cell office:value-type="float" office:value="-11.7856">
            <text:p>-11,7856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globalText9</text:p>
          </table:table-cell>
          <table:table-cell office:value-type="float" office:value="-0.114">
            <text:p>-0,114</text:p>
          </table:table-cell>
          <table:table-cell office:value-type="float" office:value="0.097">
            <text:p>0,097</text:p>
          </table:table-cell>
          <table:table-cell office:value-type="float" office:value="-2.8956">
            <text:p>-2,8956</text:p>
          </table:table-cell>
          <table:table-cell office:value-type="float" office:value="2.4638">
            <text:p>2,4638</text:p>
          </table:table-cell>
        </table:table-row>
        <table:table-row table:style-name="ro1">
          <table:table-cell office:value-type="string">
            <text:p>sequenceText1</text:p>
          </table:table-cell>
          <table:table-cell office:value-type="float" office:value="-2.914">
            <text:p>-2,914</text:p>
          </table:table-cell>
          <table:table-cell office:value-type="float" office:value="-0.147">
            <text:p>-0,147</text:p>
          </table:table-cell>
          <table:table-cell office:value-type="float" office:value="-74.0156">
            <text:p>-74,0156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equenceText10</text:p>
          </table:table-cell>
          <table:table-cell office:value-type="float" office:value="0.236">
            <text:p>0,236</text:p>
          </table:table-cell>
          <table:table-cell office:value-type="float" office:value="-0.147">
            <text:p>-0,147</text:p>
          </table:table-cell>
          <table:table-cell office:value-type="float" office:value="5.9944">
            <text:p>5,9944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equenceText11</text:p>
          </table:table-cell>
          <table:table-cell office:value-type="float" office:value="0.586">
            <text:p>0,586</text:p>
          </table:table-cell>
          <table:table-cell office:value-type="float" office:value="-0.147">
            <text:p>-0,147</text:p>
          </table:table-cell>
          <table:table-cell office:value-type="float" office:value="14.8844">
            <text:p>14,8844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equenceText12</text:p>
          </table:table-cell>
          <table:table-cell office:value-type="float" office:value="0.936">
            <text:p>0,936</text:p>
          </table:table-cell>
          <table:table-cell office:value-type="float" office:value="-0.147">
            <text:p>-0,147</text:p>
          </table:table-cell>
          <table:table-cell office:value-type="float" office:value="23.7744">
            <text:p>23,7744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equenceText13</text:p>
          </table:table-cell>
          <table:table-cell office:value-type="float" office:value="1.286">
            <text:p>1,286</text:p>
          </table:table-cell>
          <table:table-cell office:value-type="float" office:value="-0.147">
            <text:p>-0,147</text:p>
          </table:table-cell>
          <table:table-cell office:value-type="float" office:value="32.6644">
            <text:p>32,6644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equenceText14</text:p>
          </table:table-cell>
          <table:table-cell office:value-type="float" office:value="1.636">
            <text:p>1,636</text:p>
          </table:table-cell>
          <table:table-cell office:value-type="float" office:value="-0.147">
            <text:p>-0,147</text:p>
          </table:table-cell>
          <table:table-cell office:value-type="float" office:value="41.5544">
            <text:p>41,5544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equenceText15</text:p>
          </table:table-cell>
          <table:table-cell office:value-type="float" office:value="1.986">
            <text:p>1,986</text:p>
          </table:table-cell>
          <table:table-cell office:value-type="float" office:value="-0.147">
            <text:p>-0,147</text:p>
          </table:table-cell>
          <table:table-cell office:value-type="float" office:value="50.4444">
            <text:p>50,4444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equenceText16</text:p>
          </table:table-cell>
          <table:table-cell office:value-type="float" office:value="2.336">
            <text:p>2,336</text:p>
          </table:table-cell>
          <table:table-cell office:value-type="float" office:value="-0.147">
            <text:p>-0,147</text:p>
          </table:table-cell>
          <table:table-cell office:value-type="float" office:value="59.3344">
            <text:p>59,3344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equenceText2</text:p>
          </table:table-cell>
          <table:table-cell office:value-type="float" office:value="-2.564">
            <text:p>-2,564</text:p>
          </table:table-cell>
          <table:table-cell office:value-type="float" office:value="-0.147">
            <text:p>-0,147</text:p>
          </table:table-cell>
          <table:table-cell office:value-type="float" office:value="-65.1256">
            <text:p>-65,1256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equenceText3</text:p>
          </table:table-cell>
          <table:table-cell office:value-type="float" office:value="-2.214">
            <text:p>-2,214</text:p>
          </table:table-cell>
          <table:table-cell office:value-type="float" office:value="-0.147">
            <text:p>-0,147</text:p>
          </table:table-cell>
          <table:table-cell office:value-type="float" office:value="-56.2356">
            <text:p>-56,2356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equenceText4</text:p>
          </table:table-cell>
          <table:table-cell office:value-type="float" office:value="-1.864">
            <text:p>-1,864</text:p>
          </table:table-cell>
          <table:table-cell office:value-type="float" office:value="-0.147">
            <text:p>-0,147</text:p>
          </table:table-cell>
          <table:table-cell office:value-type="float" office:value="-47.3456">
            <text:p>-47,3456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equenceText5</text:p>
          </table:table-cell>
          <table:table-cell office:value-type="float" office:value="-1.514">
            <text:p>-1,514</text:p>
          </table:table-cell>
          <table:table-cell office:value-type="float" office:value="-0.147">
            <text:p>-0,147</text:p>
          </table:table-cell>
          <table:table-cell office:value-type="float" office:value="-38.4556">
            <text:p>-38,4556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equenceText6</text:p>
          </table:table-cell>
          <table:table-cell office:value-type="float" office:value="-1.164">
            <text:p>-1,164</text:p>
          </table:table-cell>
          <table:table-cell office:value-type="float" office:value="-0.147">
            <text:p>-0,147</text:p>
          </table:table-cell>
          <table:table-cell office:value-type="float" office:value="-29.5656">
            <text:p>-29,5656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equenceText7</text:p>
          </table:table-cell>
          <table:table-cell office:value-type="float" office:value="-0.814">
            <text:p>-0,814</text:p>
          </table:table-cell>
          <table:table-cell office:value-type="float" office:value="-0.147">
            <text:p>-0,147</text:p>
          </table:table-cell>
          <table:table-cell office:value-type="float" office:value="-20.6756">
            <text:p>-20,6756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equenceText8</text:p>
          </table:table-cell>
          <table:table-cell office:value-type="float" office:value="-0.464">
            <text:p>-0,464</text:p>
          </table:table-cell>
          <table:table-cell office:value-type="float" office:value="-0.147">
            <text:p>-0,147</text:p>
          </table:table-cell>
          <table:table-cell office:value-type="float" office:value="-11.7856">
            <text:p>-11,7856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equenceText9</text:p>
          </table:table-cell>
          <table:table-cell office:value-type="float" office:value="-0.114">
            <text:p>-0,114</text:p>
          </table:table-cell>
          <table:table-cell office:value-type="float" office:value="-0.147">
            <text:p>-0,147</text:p>
          </table:table-cell>
          <table:table-cell office:value-type="float" office:value="-2.8956">
            <text:p>-2,8956</text:p>
          </table:table-cell>
          <table:table-cell office:value-type="float" office:value="-3.7338">
            <text:p>-3,7338</text:p>
          </table:table-cell>
        </table:table-row>
        <table:table-row table:style-name="ro1">
          <table:table-cell office:value-type="string">
            <text:p>step led 1</text:p>
          </table:table-cell>
          <table:table-cell office:value-type="float" office:value="-2.975">
            <text:p>-2,975</text:p>
          </table:table-cell>
          <table:table-cell office:value-type="float" office:value="-0.025">
            <text:p>-0,025</text:p>
          </table:table-cell>
          <table:table-cell office:value-type="float" office:value="-75.565">
            <text:p>-75,565</text:p>
          </table:table-cell>
          <table:table-cell office:value-type="float" office:value="-0.635">
            <text:p>-0,635</text:p>
          </table:table-cell>
        </table:table-row>
        <table:table-row table:style-name="ro1">
          <table:table-cell office:value-type="string">
            <text:p>step led 10</text:p>
          </table:table-cell>
          <table:table-cell office:value-type="float" office:value="0.175">
            <text:p>0,175</text:p>
          </table:table-cell>
          <table:table-cell office:value-type="float" office:value="-0.025">
            <text:p>-0,025</text:p>
          </table:table-cell>
          <table:table-cell office:value-type="float" office:value="4.445">
            <text:p>4,445</text:p>
          </table:table-cell>
          <table:table-cell office:value-type="float" office:value="-0.635">
            <text:p>-0,635</text:p>
          </table:table-cell>
        </table:table-row>
        <table:table-row table:style-name="ro1">
          <table:table-cell office:value-type="string">
            <text:p>step led 11</text:p>
          </table:table-cell>
          <table:table-cell office:value-type="float" office:value="0.525">
            <text:p>0,525</text:p>
          </table:table-cell>
          <table:table-cell office:value-type="float" office:value="-0.025">
            <text:p>-0,025</text:p>
          </table:table-cell>
          <table:table-cell office:value-type="float" office:value="13.335">
            <text:p>13,335</text:p>
          </table:table-cell>
          <table:table-cell office:value-type="float" office:value="-0.635">
            <text:p>-0,635</text:p>
          </table:table-cell>
        </table:table-row>
        <table:table-row table:style-name="ro1">
          <table:table-cell office:value-type="string">
            <text:p>step led 12</text:p>
          </table:table-cell>
          <table:table-cell office:value-type="float" office:value="0.875">
            <text:p>0,875</text:p>
          </table:table-cell>
          <table:table-cell office:value-type="float" office:value="-0.025">
            <text:p>-0,025</text:p>
          </table:table-cell>
          <table:table-cell office:value-type="float" office:value="22.225">
            <text:p>22,225</text:p>
          </table:table-cell>
          <table:table-cell office:value-type="float" office:value="-0.635">
            <text:p>-0,635</text:p>
          </table:table-cell>
        </table:table-row>
        <table:table-row table:style-name="ro1">
          <table:table-cell office:value-type="string">
            <text:p>step led 13</text:p>
          </table:table-cell>
          <table:table-cell office:value-type="float" office:value="1.225">
            <text:p>1,225</text:p>
          </table:table-cell>
          <table:table-cell office:value-type="float" office:value="-0.025">
            <text:p>-0,025</text:p>
          </table:table-cell>
          <table:table-cell office:value-type="float" office:value="31.115">
            <text:p>31,115</text:p>
          </table:table-cell>
          <table:table-cell office:value-type="float" office:value="-0.635">
            <text:p>-0,635</text:p>
          </table:table-cell>
        </table:table-row>
        <table:table-row table:style-name="ro1">
          <table:table-cell office:value-type="string">
            <text:p>step led 14</text:p>
          </table:table-cell>
          <table:table-cell office:value-type="float" office:value="1.575">
            <text:p>1,575</text:p>
          </table:table-cell>
          <table:table-cell office:value-type="float" office:value="-0.025">
            <text:p>-0,025</text:p>
          </table:table-cell>
          <table:table-cell office:value-type="float" office:value="40.005">
            <text:p>40,005</text:p>
          </table:table-cell>
          <table:table-cell office:value-type="float" office:value="-0.635">
            <text:p>-0,635</text:p>
          </table:table-cell>
        </table:table-row>
        <table:table-row table:style-name="ro1">
          <table:table-cell office:value-type="string">
            <text:p>step led 15</text:p>
          </table:table-cell>
          <table:table-cell office:value-type="float" office:value="1.925">
            <text:p>1,925</text:p>
          </table:table-cell>
          <table:table-cell office:value-type="float" office:value="-0.025">
            <text:p>-0,025</text:p>
          </table:table-cell>
          <table:table-cell office:value-type="float" office:value="48.895">
            <text:p>48,895</text:p>
          </table:table-cell>
          <table:table-cell office:value-type="float" office:value="-0.635">
            <text:p>-0,635</text:p>
          </table:table-cell>
        </table:table-row>
        <table:table-row table:style-name="ro1">
          <table:table-cell office:value-type="string">
            <text:p>step led 16</text:p>
          </table:table-cell>
          <table:table-cell office:value-type="float" office:value="2.275">
            <text:p>2,275</text:p>
          </table:table-cell>
          <table:table-cell office:value-type="float" office:value="-0.025">
            <text:p>-0,025</text:p>
          </table:table-cell>
          <table:table-cell office:value-type="float" office:value="57.785">
            <text:p>57,785</text:p>
          </table:table-cell>
          <table:table-cell office:value-type="float" office:value="-0.635">
            <text:p>-0,635</text:p>
          </table:table-cell>
        </table:table-row>
        <table:table-row table:style-name="ro1">
          <table:table-cell office:value-type="string">
            <text:p>step led 2</text:p>
          </table:table-cell>
          <table:table-cell office:value-type="float" office:value="-2.625">
            <text:p>-2,625</text:p>
          </table:table-cell>
          <table:table-cell office:value-type="float" office:value="-0.025">
            <text:p>-0,025</text:p>
          </table:table-cell>
          <table:table-cell office:value-type="float" office:value="-66.675">
            <text:p>-66,675</text:p>
          </table:table-cell>
          <table:table-cell office:value-type="float" office:value="-0.635">
            <text:p>-0,635</text:p>
          </table:table-cell>
        </table:table-row>
        <table:table-row table:style-name="ro1">
          <table:table-cell office:value-type="string">
            <text:p>step led 3</text:p>
          </table:table-cell>
          <table:table-cell office:value-type="float" office:value="-2.275">
            <text:p>-2,275</text:p>
          </table:table-cell>
          <table:table-cell office:value-type="float" office:value="-0.025">
            <text:p>-0,025</text:p>
          </table:table-cell>
          <table:table-cell office:value-type="float" office:value="-57.785">
            <text:p>-57,785</text:p>
          </table:table-cell>
          <table:table-cell office:value-type="float" office:value="-0.635">
            <text:p>-0,635</text:p>
          </table:table-cell>
        </table:table-row>
        <table:table-row table:style-name="ro1">
          <table:table-cell office:value-type="string">
            <text:p>step led 4</text:p>
          </table:table-cell>
          <table:table-cell office:value-type="float" office:value="-1.925">
            <text:p>-1,925</text:p>
          </table:table-cell>
          <table:table-cell office:value-type="float" office:value="-0.025">
            <text:p>-0,025</text:p>
          </table:table-cell>
          <table:table-cell office:value-type="float" office:value="-48.895">
            <text:p>-48,895</text:p>
          </table:table-cell>
          <table:table-cell office:value-type="float" office:value="-0.635">
            <text:p>-0,635</text:p>
          </table:table-cell>
        </table:table-row>
        <table:table-row table:style-name="ro1">
          <table:table-cell office:value-type="string">
            <text:p>step led 5</text:p>
          </table:table-cell>
          <table:table-cell office:value-type="float" office:value="-1.575">
            <text:p>-1,575</text:p>
          </table:table-cell>
          <table:table-cell office:value-type="float" office:value="-0.025">
            <text:p>-0,025</text:p>
          </table:table-cell>
          <table:table-cell office:value-type="float" office:value="-40.005">
            <text:p>-40,005</text:p>
          </table:table-cell>
          <table:table-cell office:value-type="float" office:value="-0.635">
            <text:p>-0,635</text:p>
          </table:table-cell>
        </table:table-row>
        <table:table-row table:style-name="ro1">
          <table:table-cell office:value-type="string">
            <text:p>step led 6</text:p>
          </table:table-cell>
          <table:table-cell office:value-type="float" office:value="-1.225">
            <text:p>-1,225</text:p>
          </table:table-cell>
          <table:table-cell office:value-type="float" office:value="-0.025">
            <text:p>-0,025</text:p>
          </table:table-cell>
          <table:table-cell office:value-type="float" office:value="-31.115">
            <text:p>-31,115</text:p>
          </table:table-cell>
          <table:table-cell office:value-type="float" office:value="-0.635">
            <text:p>-0,635</text:p>
          </table:table-cell>
        </table:table-row>
        <table:table-row table:style-name="ro1">
          <table:table-cell office:value-type="string">
            <text:p>step led 7</text:p>
          </table:table-cell>
          <table:table-cell office:value-type="float" office:value="-0.875">
            <text:p>-0,875</text:p>
          </table:table-cell>
          <table:table-cell office:value-type="float" office:value="-0.025">
            <text:p>-0,025</text:p>
          </table:table-cell>
          <table:table-cell office:value-type="float" office:value="-22.225">
            <text:p>-22,225</text:p>
          </table:table-cell>
          <table:table-cell office:value-type="float" office:value="-0.635">
            <text:p>-0,635</text:p>
          </table:table-cell>
        </table:table-row>
        <table:table-row table:style-name="ro1">
          <table:table-cell office:value-type="string">
            <text:p>step led 8</text:p>
          </table:table-cell>
          <table:table-cell office:value-type="float" office:value="-0.525">
            <text:p>-0,525</text:p>
          </table:table-cell>
          <table:table-cell office:value-type="float" office:value="-0.025">
            <text:p>-0,025</text:p>
          </table:table-cell>
          <table:table-cell office:value-type="float" office:value="-13.335">
            <text:p>-13,335</text:p>
          </table:table-cell>
          <table:table-cell office:value-type="float" office:value="-0.635">
            <text:p>-0,635</text:p>
          </table:table-cell>
        </table:table-row>
        <table:table-row table:style-name="ro1">
          <table:table-cell office:value-type="string">
            <text:p>step led 9</text:p>
          </table:table-cell>
          <table:table-cell office:value-type="float" office:value="-0.175">
            <text:p>-0,175</text:p>
          </table:table-cell>
          <table:table-cell office:value-type="float" office:value="-0.025">
            <text:p>-0,025</text:p>
          </table:table-cell>
          <table:table-cell office:value-type="float" office:value="-4.445">
            <text:p>-4,445</text:p>
          </table:table-cell>
          <table:table-cell office:value-type="float" office:value="-0.635">
            <text:p>-0,635</text:p>
          </table:table-cell>
        </table:table-row>
        <table:table-row table:style-name="ro3">
          <table:table-cell office:value-type="string">
            <text:p>tekoFrontPannel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>
          <table:table-cell office:value-type="string">
            <text:p>yassText</text:p>
          </table:table-cell>
          <table:table-cell office:value-type="float" office:value="0.2">
            <text:p>0,2</text:p>
          </table:table-cell>
          <table:table-cell office:value-type="float" office:value="1.95">
            <text:p>1,95</text:p>
          </table:table-cell>
          <table:table-cell office:value-type="float" office:value="5.08">
            <text:p>5,08</text:p>
          </table:table-cell>
          <table:table-cell office:value-type="float" office:value="49.53">
            <text:p>49,53</text:p>
          </table:table-cell>
        </table:table-row>
        <table:table-row table:style-name="ro3">
          <table:table-cell office:value-type="string">
            <text:p>yet...Text</text:p>
          </table:table-cell>
          <table:table-cell office:value-type="float" office:value="-3.92">
            <text:p>-3,92</text:p>
          </table:table-cell>
          <table:table-cell office:value-type="float" office:value="0">
            <text:p>0</text:p>
          </table:table-cell>
          <table:table-cell office:value-type="float" office:value="-99.568">
            <text:p>-99,568</text:p>
          </table:table-cell>
          <table:table-cell office:value-type="float" office:value="0">
            <text:p>0</text:p>
          </table:table-cell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11/09/2019</text:date>, <text:time>11:1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Faller</meta:initial-creator>
    <meta:creation-date>2019-08-19T08:09:41.55</meta:creation-date>
    <dc:date>2019-09-11T11:10:42.27</dc:date>
    <dc:creator>Pierre Faller</dc:creator>
    <meta:editing-duration>P2DT15H45M12S</meta:editing-duration>
    <meta:editing-cycles>29</meta:editing-cycles>
    <meta:generator>OpenOffice/4.1.1$Win32 OpenOffice.org_project/411m6$Build-9775</meta:generator>
    <meta:document-statistic meta:table-count="3" meta:cell-count="571" meta:object-count="0"/>
  </office:meta>
</office:document-meta>
</file>